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rration</text:p>
      <text:p text:style-name="P2"/>
      <text:p text:style-name="P2">Hello! My name is Sam Dunham and I am a PhD candidate at Vanderbilt University. Thank you for coming to my iposter, entitled “General Relativistic Hydrodynamics with Dynamical Spacetimes in thornado”.</text:p>
      <text:p text:style-name="P2"/>
      <text:p text:style-name="P2">This iposter focuses on recent developments in my PhD project to develop a hydrodynamics solver assuming the conformally-flat approximation to general relativity, and using Runge—Kutta discontinuous Galerkin methods.</text:p>
      <text:p text:style-name="P2"/>
      <text:p text:style-name="P2">Each box is numbered, and within each box you will find a narration, which echos the visual content, and may also include additional information.</text:p>
      <text:p text:style-name="P2"/>
      <text:p text:style-name="P2"><text:span text:style-name="T2">To begin, please click on box 1, labeled Motivation.</text:span></text:p>
      <text:p text:style-name="P6">The stunning picture shown is a false-color image of Casseopeia a.</text:p>
      <text:p text:style-name="P2"/>
      <text:p text:style-name="P2">The science goals motivating this project are to understand how massive stars explode as core-collapse supernovae, and to understand the observables they produce. In this case, “massive” means that the star is at least eight times more massive than the Sun.</text:p>
      <text:p text:style-name="P2"/>
      <text:p text:style-name="P2">These are important goals because, among other reasons, core-collapse supernovae synthesize and distribute elements from oxygen to iron, influencing galactic chemical evolution, they are expected to produce gravitational waves, they serve as laboratories for fundamental neutrino physics, and they provide information about neutron stars, including information about their masses and spins.</text:p>
      <text:p text:style-name="P2"/>
      <text:p text:style-name="P2">We are trying to achieve our goals by developing a code to simulate the neutrino-radiation hydrodynamics of core-collapse supernova explosions on leadership-class supercomputers.</text:p>
      <text:p text:style-name="P2"/>
      <text:p text:style-name="P2">What makes our effort different is that we use the discontinuous Galerkin method (see box 2 for more details), whereas most other codes use the finite volume method, and, we approximate general relativity with the conformally-flat approximation (and see box 3 for more details on that).</text:p>
      <text:p text:style-name="P2"/>
      <text:p text:style-name="P5">Now please click on box 2, labeled Hydrodynamics Solver.</text:p>
      <text:p text:style-name="P6">What is thornado? Thornado stands for the toolkit for high-order neutrino-radiation hydrodynamics, and it is publicly available on GitHub. It uses discontinuous Galerkin, or DG, methods to discretize in phase-space, and uses both explicit and implicit-explicit Runge—Kutta methods to discretize in time.</text:p>
      <text:p text:style-name="P2"/>
      <text:p text:style-name="P2">So, what is the DG method?</text:p>
      <text:p text:style-name="P2"/>
      <text:p text:style-name="P2">The DG method is a high-order numerical method for solving partial differential equations, that assumes a local polynomial representation of the solution in each element. The solutions can be discontinuous at element interfaces, which aids the code's ability to represent shocks and contacts. The cartoon below illustrates how the DG method represents solutions, for a third-order method. Notice that the solutions in each element are local, that is, they don't depend on their neighbors, and also that the solutions are discontinuous at element interfaces.</text:p>
      <text:p text:style-name="P2"/>
      <text:p text:style-name="P2">So, that's what the DG method is, but why use the DG method? The DG method is able to resolve strong shocks and achieve high-order accuracy in regions of smooth flow, but, this is also true of high-order finite volume and WENO schemes. We use the DG method because higher-order methods achieve a desired accuracy with fewer degrees of freedom, which translates into a lower computational cost. Further, DG methods communicate with their nearest neighbors only, irrespective of the order used. So, a first-order method and fifth-order method both need only communicate with their nearest neighbors. This helps the DG method achieve good scalability on parallel computing architectures.</text:p>
      <text:p text:style-name="P2"/>
      <text:p text:style-name="P2"><text:span text:style-name="T2">Now please click on box 3, labeled Gravity Solver</text:span></text:p>
      <text:p text:style-name="P6">We use Poseidon to solve Einstein's field equations. Poseidon assumes the conformally-flat approximation, or CFA. The CFA spacetime metric is shown below, where</text:p>
      <text:p text:style-name="P2">alpha is the lapse function, beta-i is the ith component of the shift vector, psi is the conformal factor, and gamma-bar-ij is the ijth component of the conformal 3-metric, which is chosen to be flat and diagonal. Poseidon chooses spherical coordinates for its conformal 3-metric, so gamma-bar-11 is 1, gamma-bar-22 is r^2, and gamma-bar-33 is r^2*sin^2theta. Further, Poseidon uses maximal slicing, which avoids the code crashing when observers approach the event horizon or the singularity. CFA has been shown to be applicable to core-collapse supernova simulations for slowly rotating progenitors (see Dimmelmeier et al. 2002 for details). For the numerical implementation, Poseidon uses the <text:span text:style-name="T1">continuous</text:span> Galerkin, or CG, method.</text:p>
      <text:p text:style-name="P2"/>
      <text:p text:style-name="P2">So, what is the CG method? It is similar to the DG method (see box 2), except that it demands continuity of the solution across element interfaces, which is desirable in this case because the geometry fields are smooth, that is, they do not contain shocks or other discontinuities. The cartoon below illustrates how the CG method approximates the solution. Compare this with the cartoon in box 2. Note that, in this case, the solution is continuous across element interfaces and that adjacent elements share a node.</text:p>
      <text:p text:style-name="P2"/>
      <text:p text:style-name="P2"><text:span text:style-name="T2">Now please click on box 4, labeled Results</text:span></text:p>
      <text:p text:style-name="P6">We show results from two test-problems: the self-similar collapse of an idealized stellar core with a polytropic equation of state, and the adiabatic collapse of a realistic 15 solar mass progenitor.</text:p>
      <text:p text:style-name="P2"/>
      <text:p text:style-name="P2">The first movie shows the collapse of a stellar core using CFA hydrodynamics and CFA gravity. The top-left panel shows the mass density, the top-right panel shows the fluid velocity, the bottom-left panel shows, as a solid line, the conformal factor, and as a dashed line, the lapse function, and the bottom-right panel shows the shift-vector.</text:p>
      <text:p text:style-name="P2"/>
      <text:p text:style-name="P2">As you watch the movie, pay particular attention to the bottom-left panel. The degree by which these curves deviate from unity is a proxy for the degree to which general relativistic effects will impact the dynamics. Notice that at the end of the simulation, these curves deviate from unity by about 10%, and we therefore expect to see a difference in the structure of the star at late times. This is verified in the next movie, which you should watch now.</text:p>
      <text:p text:style-name="P2"/>
      <text:p text:style-name="P2">This movie shows the mass density and the fluid velocity, and compares the evolution obtained with Newtonian hydrodynamics and gravity, to the evolution obtained with CFA hydrodynamics and gravity. We see that the simulation using CFA collapses quicker, according to an observer infinitely far away, which is an expected result.</text:p>
      <text:p text:style-name="P2"/>
      <text:p text:style-name="P2">Now please look at the figure.</text:p>
      <text:p text:style-name="P2"/>
      <text:p text:style-name="P2">Mass is conserved, and we expect to see that in our simulations. This figure shows the total enclosed baryonic mass, accounting for mass flowing in from the outer boundary, and we find conservation to 10^(-5) solar masses. There are two prominent features. One is the gradual increase in mass up to about 120 ms, which is due to the fact that we are not solving the mass equation in fully conservative form, because there is a source term that is due to the volumes of the elements changing because of general relativistic effects. The second feature is the steep drop off around 140 ms. This is due to a resolution error, specifically that all of the mass is concentrated below the first grid point, and so can't be resolved with our analysis tools.</text:p>
      <text:p text:style-name="P2"/>
      <text:p text:style-name="P2">The next problem we were going to consider is a TOV star. We intended to show results, but ran into issues seeking appropriate boundary conditions for the gravity solver.</text:p>
      <text:p text:style-name="P2"/>
      <text:p text:style-name="P2">The final test from which we show results is the adiabatic collapse, up to bounce, of the inner 8000 km of a realistic 15 solar mass progenitor from Woosely &amp; Heger.</text:p>
      <text:p text:style-name="P2"/>
      <text:p text:style-name="P2">The first video shows the same fields as the first video for the self-similar collapse problem. Again, pay attention to the bottom-left panel, and note how these curves differ from unity at the end of the simulation. In this case, they differ by about 5%, and we see the effect of that in the next video, which shows some thermodynamic quantities from both a Newtonian and CFA simulation.</text:p>
      <text:p text:style-name="P2"/>
      <text:p text:style-name="P2">In the next video, we show the pressure, temperature, and electron fraction from a relativistic and non-relativistic simulation. Again, we see that the relativistic star collapses faster, according to an observer infinitely far away.</text:p>
      <text:p text:style-name="P2"/>
      <text:p text:style-name="P2">I want to emphasize that this simulation was performed with a tabulated, nuclear equation of state, as implemented in weaklib, also publicly available on GitHub.</text:p>
      <text:p text:style-name="P2"><text:span text:style-name="T2"/></text:p>
      <text:p text:style-name="P2"><text:span text:style-name="T2">Now please click on box 5, labeled Conclusions/Future Work</text:span></text:p>
      <text:p text:style-name="P6"><text:span text:style-name="T3">To summarize, we are developing thornado, a DG solver for the equations of neutrino-radiation hydrodynamics, assuming the CFA, with the goal of using it to simulate core-collapse supernovae. We have coupled thornado to Poseidon, a CFA gravity solver being developed by Nick Roberts of UT-Knoxville. We evolved a realistic 15 solar mass progenitor up to bounce.</text:span></text:p>
      <text:p text:style-name="P3"/>
      <text:p text:style-name="P3">From this, we can draw some conclusions. One is that DG methods do seem to be suitable for core-collapse supernova hydrodynamics. Another is that we are ready for the next steps, bringing us to future work, which includes evolving the collapsed progenitor through bounce and beyond, multi-dimensional simulations, coupling to our DG, CFA neutrino transport solver being developed by Zack Elledge of UT-Knoxville, and of course, core-collapse supernova simulations!</text:p>
      <text:p text:style-name="P3"/>
      <text:p text:style-name="P3">Thank you for your time, and feel free to contact me via email or slack with an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Dunham</meta:initial-creator>
    <meta:creation-date>2021-01-14T17:33:43</meta:creation-date>
    <dc:date>2021-01-15T09:24:37</dc:date>
    <dc:creator>Samuel Dunham</dc:creator>
    <meta:editing-duration>PT1H37M58S</meta:editing-duration>
    <meta:editing-cycles>12</meta:editing-cycles>
    <meta:generator>OpenOffice/4.1.7$Unix OpenOffice.org_project/417m1$Build-9800</meta:generator>
    <meta:document-statistic meta:table-count="0" meta:image-count="0" meta:object-count="0" meta:page-count="6" meta:paragraph-count="35" meta:word-count="1446" meta:character-count="9117"/>
  </office:meta>
</office:document-meta>
</file>